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acb" officeooo:paragraph-rsid="0019cacb"/>
    </style:style>
    <style:style style:name="P2" style:family="paragraph" style:parent-style-name="Standard">
      <style:text-properties fo:font-size="20pt" fo:font-weight="bold" officeooo:rsid="0019cacb" officeooo:paragraph-rsid="0019cacb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normal" officeooo:rsid="0019cacb" officeooo:paragraph-rsid="0019cacb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2pt" fo:font-weight="normal" officeooo:rsid="0019cacb" officeooo:paragraph-rsid="0019cac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ndas:</text:p>
      <text:p text:style-name="P3">To import library:</text:p>
      <text:p text:style-name="P4">import pandas as p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3:04:58.407755932</meta:creation-date>
    <dc:date>2023-02-13T19:02:15.193982914</dc:date>
    <meta:editing-duration>PT5H41M40S</meta:editing-duration>
    <meta:editing-cycles>1</meta:editing-cycles>
    <meta:document-statistic meta:table-count="0" meta:image-count="0" meta:object-count="0" meta:page-count="1" meta:paragraph-count="3" meta:word-count="8" meta:character-count="44" meta:non-whitespace-character-count="39"/>
    <meta:generator>LibreOffice/7.3.7.2$Linux_X86_64 LibreOffice_project/30$Build-2</meta:generator>
  </office:meta>
</office:document-meta>
</file>